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KaitiM GB1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/>
      <style:text-properties fo:font-size="8pt" style:font-size-asian="8pt" style:font-size-complex="8pt"/>
    </style:style>
    <style:style style:name="P2" style:family="paragraph" style:parent-style-name="Text_20_body" style:list-style-name="L1">
      <style:paragraph-properties fo:margin-top="0cm" fo:margin-bottom="0cm"/>
      <style:text-properties fo:font-size="6pt" style:font-size-asian="6pt" style:font-size-complex="6pt"/>
    </style:style>
    <style:style style:name="P3" style:family="paragraph" style:parent-style-name="Text_20_body" style:list-style-name="L1">
      <style:text-properties fo:font-size="8pt" style:font-size-asian="8pt" style:font-size-complex="8pt"/>
    </style:style>
    <style:style style:name="P4" style:family="paragraph" style:parent-style-name="Heading_20_2">
      <style:paragraph-properties fo:margin-top="0cm" fo:margin-bottom="0cm"/>
      <style:text-properties fo:font-size="6pt" style:font-size-asian="6pt" style:font-size-complex="6pt"/>
    </style:style>
    <style:style style:name="P5" style:family="paragraph" style:parent-style-name="Preformatted_20_Text" style:list-style-name="L1">
      <style:text-properties fo:font-size="8pt" style:font-size-asian="8pt" style:font-size-complex="8pt"/>
    </style:style>
    <style:style style:name="P6" style:family="paragraph" style:parent-style-name="Preformatted_20_Text" style:list-style-name="L1"/>
    <style:style style:name="P7" style:family="paragraph" style:parent-style-name="Preformatted_20_Text" style:list-style-name="L1">
      <style:paragraph-properties fo:margin-top="0cm" fo:margin-bottom="0.499cm"/>
      <style:text-properties fo:font-size="8pt" style:font-size-asian="8pt" style:font-size-complex="8pt"/>
    </style:style>
    <style:style style:name="P8" style:family="paragraph" style:parent-style-name="Preformatted_20_Text" style:list-style-name="L1">
      <style:paragraph-properties fo:margin-top="0cm" fo:margin-bottom="0cm"/>
    </style:style>
    <style:style style:name="P9" style:family="paragraph" style:parent-style-name="Preformatted_20_Text" style:list-style-name="L1">
      <style:paragraph-properties fo:margin-top="0cm" fo:margin-bottom="0cm"/>
      <style:text-properties fo:font-size="6pt" style:font-size-asian="6pt" style:font-size-complex="6pt"/>
    </style:style>
    <style:style style:name="T1" style:family="text">
      <style:text-properties fo:color="#ff0000"/>
    </style:style>
    <style:style style:name="T2" style:family="text">
      <style:text-properties fo:color="#ff0000" fo:font-size="8pt" style:font-size-asian="8pt" style:font-size-complex="8pt"/>
    </style:style>
    <style:style style:name="T3" style:family="text">
      <style:text-properties fo:color="#ff0000" fo:font-size="6pt" style:font-size-asian="6pt" style:font-size-complex="6pt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A">
        <style:list-level-properties text:space-before="1.882cm" text:min-label-width="0.635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Questions on Operator and Assignments</text:h>
      <text:list xml:id="list4487705011" text:style-name="L1">
        <text:list-item>
          <text:p text:style-name="P2">In the following class definition, which is the first line (if any) that causes a compilation error. Select the one correct answer. </text:p>
          <text:p text:style-name="P9"/>
          <text:p text:style-name="P8"><text:span text:style-name="Source_20_Text"><text:span text:style-name="T3">public class test {</text:span></text:span></text:p>
          <text:p text:style-name="P8"><text:span text:style-name="Source_20_Text"><text:span text:style-name="T3"><text:s text:c="8"/>public static void main(String args[]) {</text:span></text:span></text:p>
          <text:p text:style-name="P8"><text:span text:style-name="Source_20_Text"><text:span text:style-name="T3"><text:s text:c="16"/>char c;</text:span></text:span></text:p>
          <text:p text:style-name="P8"><text:span text:style-name="Source_20_Text"><text:span text:style-name="T3"><text:s text:c="16"/>int i;</text:span></text:span></text:p>
          <text:p text:style-name="P8"><text:span text:style-name="Source_20_Text"><text:span text:style-name="T3"><text:s text:c="16"/>c = 'A'; <text:s text:c="15"/>// 1</text:span></text:span></text:p>
          <text:p text:style-name="P8"><text:span text:style-name="Source_20_Text"><text:span text:style-name="T3"><text:s text:c="16"/>i = c; <text:s text:c="9"/>//2</text:span></text:span></text:p>
          <text:p text:style-name="P8"><text:span text:style-name="Source_20_Text"><text:span text:style-name="T3"><text:s text:c="16"/>c = i + 1; <text:s text:c="5"/>//3</text:span></text:span></text:p>
          <text:p text:style-name="P8"><text:span text:style-name="Source_20_Text"><text:span text:style-name="T3"><text:s text:c="16"/>c++; <text:s text:c="11"/>//4</text:span></text:span></text:p>
          <text:p text:style-name="P8"><text:span text:style-name="Source_20_Text"><text:span text:style-name="T3"><text:s text:c="8"/>} <text:s text:c="2"/>}</text:span></text:span></text:p>
          <text:list>
            <text:list-item>
              <text:p text:style-name="P2">The line labeled 1. </text:p>
            </text:list-item>
            <text:list-item>
              <text:p text:style-name="P2">The line labeled 2. </text:p>
            </text:list-item>
            <text:list-item>
              <text:p text:style-name="P2">The line labeled 3. </text:p>
            </text:list-item>
            <text:list-item>
              <text:p text:style-name="P2">The line labeled 4. </text:p>
            </text:list-item>
            <text:list-item>
              <text:p text:style-name="P2">All the lines are correct and the program compiles. </text:p>
            </text:list-item>
          </text:list>
        </text:list-item>
        <text:list-item>
          <text:p text:style-name="P2">Which of these assignments are valid. Select the four correct answers. </text:p>
          <text:list>
            <text:list-item>
              <text:p text:style-name="P2">short s = 28; </text:p>
            </text:list-item>
            <text:list-item>
              <text:p text:style-name="P2">float f = 2.3; </text:p>
            </text:list-item>
            <text:list-item>
              <text:p text:style-name="P2">double d = 2.3; </text:p>
            </text:list-item>
            <text:list-item>
              <text:p text:style-name="P2">int I = '1'; </text:p>
            </text:list-item>
            <text:list-item>
              <text:p text:style-name="P2">byte b = 12; </text:p>
            </text:list-item>
          </text:list>
        </text:list-item>
        <text:list-item>
          <text:p text:style-name="P2">What gets printed when the following program is compiled and run. Select the one correct answer. </text:p>
          <text:p text:style-name="P9"/>
          <text:p text:style-name="P8"><text:span text:style-name="Source_20_Text"><text:span text:style-name="T3">class test {</text:span></text:span></text:p>
          <text:p text:style-name="P8"><text:span text:style-name="Source_20_Text"><text:span text:style-name="T3"><text:s text:c="8"/>public static void main(String args[]) {</text:span></text:span></text:p>
          <text:p text:style-name="P8"><text:span text:style-name="Source_20_Text"><text:span text:style-name="T3"><text:s text:c="16"/>int i,j,k,l=0;</text:span></text:span></text:p>
          <text:p text:style-name="P8"><text:span text:style-name="Source_20_Text"><text:span text:style-name="T3"><text:s text:c="16"/>k = l++;</text:span></text:span></text:p>
          <text:p text:style-name="P8"><text:span text:style-name="Source_20_Text"><text:span text:style-name="T3"><text:s text:c="16"/>j = ++k;</text:span></text:span></text:p>
          <text:p text:style-name="P8"><text:span text:style-name="Source_20_Text"><text:span text:style-name="T3"><text:s text:c="16"/>i = j++;</text:span></text:span></text:p>
          <text:p text:style-name="P8"><text:span text:style-name="Source_20_Text"><text:span text:style-name="T3"><text:s text:c="16"/>System.out.println(i); <text:s text:c="17"/>} <text:s text:c="2"/>}</text:span></text:span></text:p>
          <text:p text:style-name="P9"/>
          <text:list>
            <text:list-item>
              <text:p text:style-name="P2">0 <text:s text:c="3"/></text:p>
            </text:list-item>
            <text:list-item>
              <text:p text:style-name="P2">1 </text:p>
            </text:list-item>
            <text:list-item>
              <text:p text:style-name="P2">2 </text:p>
            </text:list-item>
            <text:list-item>
              <text:p text:style-name="P2">3 </text:p>
            </text:list-item>
          </text:list>
        </text:list-item>
        <text:list-item>
          <text:p text:style-name="P2">Which of these lines will compile? Select the four correct answers. </text:p>
          <text:list>
            <text:list-item>
              <text:p text:style-name="P2">short s = 20; </text:p>
            </text:list-item>
            <text:list-item>
              <text:p text:style-name="P2">byte b = 128; </text:p>
            </text:list-item>
            <text:list-item>
              <text:p text:style-name="P2">char c = 32; </text:p>
            </text:list-item>
            <text:list-item>
              <text:p text:style-name="P2">double d = 1.4;; </text:p>
            </text:list-item>
            <text:list-item>
              <text:p text:style-name="P2">float f = 1.4; </text:p>
            </text:list-item>
            <text:list-item>
              <text:p text:style-name="P2">byte e = 0; </text:p>
            </text:list-item>
          </text:list>
        </text:list-item>
        <text:list-item>
          <text:p text:style-name="P2">The signed right shift operator in Java is --. Select the one correct answer. </text:p>
          <text:list>
            <text:list-item>
              <text:p text:style-name="P2">&lt;&lt;; </text:p>
            </text:list-item>
            <text:list-item>
              <text:p text:style-name="P2">&gt;&gt; </text:p>
            </text:list-item>
            <text:list-item>
              <text:p text:style-name="P2">&gt;&gt;&gt;; </text:p>
            </text:list-item>
            <text:list-item>
              <text:p text:style-name="P2">None of these. </text:p>
            </text:list-item>
          </text:list>
        </text:list-item>
        <text:list-item>
          <text:p text:style-name="P2">What gets printed on the standard output when the class below is compiled and executed. Select the one correct answer. </text:p>
          <text:p text:style-name="P9"/>
          <text:p text:style-name="P8"><text:span text:style-name="Source_20_Text"><text:span text:style-name="T3">public class ShortCkt {</text:span></text:span></text:p>
          <text:p text:style-name="P8"><text:span text:style-name="Source_20_Text"><text:span text:style-name="T3"><text:s text:c="8"/>public static void main(String args[]) {</text:span></text:span></text:p>
          <text:p text:style-name="P8"><text:span text:style-name="Source_20_Text"><text:span text:style-name="T3"><text:s text:c="16"/>int i = 0;</text:span></text:span></text:p>
          <text:p text:style-name="P8"><text:span text:style-name="Source_20_Text"><text:span text:style-name="T3"><text:s text:c="16"/>boolean t = true;</text:span></text:span></text:p>
          <text:p text:style-name="P8"><text:span text:style-name="Source_20_Text"><text:span text:style-name="T3"><text:s text:c="16"/>boolean f = false, b;</text:span></text:span></text:p>
          <text:p text:style-name="P8"><text:span text:style-name="Source_20_Text"><text:span text:style-name="T3"><text:s text:c="16"/>b = (t &amp;&amp; ((i++) == 0));</text:span></text:span></text:p>
          <text:p text:style-name="P8"><text:span text:style-name="Source_20_Text"><text:span text:style-name="T3"><text:s text:c="16"/>b = (f &amp;&amp; ((i+=2) &gt; 0));</text:span></text:span></text:p>
          <text:p text:style-name="P8"><text:span text:style-name="Source_20_Text"><text:span text:style-name="T3"><text:s text:c="16"/>System.out.println(i); <text:s text:c="14"/>} <text:s text:c="2"/>}</text:span></text:span></text:p>
          <text:p text:style-name="P9"/>
          <text:list>
            <text:list-item>
              <text:p text:style-name="P2">0 </text:p>
            </text:list-item>
            <text:list-item>
              <text:p text:style-name="P2">1 </text:p>
            </text:list-item>
            <text:list-item>
              <text:p text:style-name="P2">2 </text:p>
            </text:list-item>
            <text:list-item>
              <text:p text:style-name="P2">3 </text:p>
            </text:list-item>
          </text:list>
          <text:p text:style-name="P8"><text:span text:style-name="Source_20_Text"><text:span text:style-name="T3"><text:s text:c="10"/></text:span></text:span></text:p>
        </text:list-item>
        <text:list-item>
          <text:p text:style-name="P2">Which operator is used to perform bitwise inversion in Java. Select the one correct answer. </text:p>
          <text:list>
            <text:list-item>
              <text:p text:style-name="P2">~ </text:p>
            </text:list-item>
            <text:list-item>
              <text:p text:style-name="P2">! </text:p>
            </text:list-item>
            <text:list-item>
              <text:p text:style-name="P2">&amp; </text:p>
            </text:list-item>
            <text:list-item>
              <text:p text:style-name="P2">| </text:p>
            </text:list-item>
            <text:list-item>
              <text:p text:style-name="P2">^ </text:p>
            </text:list-item>
          </text:list>
        </text:list-item>
        <text:list-item>
          <text:p text:style-name="P2">What gets printed when the following program is compiled and run. Select the one correct answer. </text:p>
          <text:p text:style-name="P9"/>
          <text:p text:style-name="P9"/>
          <text:p text:style-name="P8"><text:span text:style-name="Source_20_Text"><text:span text:style-name="T3">public class test {</text:span></text:span></text:p>
          <text:p text:style-name="P8"><text:span text:style-name="Source_20_Text"><text:span text:style-name="T3"><text:s text:c="8"/>public static void main(String args[]) {</text:span></text:span></text:p>
          <text:p text:style-name="P8"><text:span text:style-name="Source_20_Text"><text:span text:style-name="T3"><text:s text:c="16"/>byte x = 3;</text:span></text:span></text:p>
          <text:p text:style-name="P8"><text:span text:style-name="Source_20_Text"><text:span text:style-name="T3"><text:s text:c="16"/>x = (byte)~x;</text:span></text:span></text:p>
          <text:p text:style-name="P8"><text:span text:style-name="Source_20_Text"><text:span text:style-name="T3"><text:s text:c="16"/>System.out.println(x); <text:s text:c="7"/>} <text:s/>}</text:span></text:span></text:p>
          <text:p text:style-name="P9"/>
          <text:list>
            <text:list-item>
              <text:p text:style-name="P2">3 </text:p>
            </text:list-item>
            <text:list-item>
              <text:p text:style-name="P2">0 </text:p>
            </text:list-item>
            <text:list-item>
              <text:p text:style-name="P2">1 </text:p>
            </text:list-item>
            <text:list-item>
              <text:p text:style-name="P2">11 </text:p>
            </text:list-item>
            <text:list-item>
              <text:p text:style-name="P2">252 </text:p>
            </text:list-item>
            <text:list-item>
              <text:p text:style-name="P2">214 </text:p>
            </text:list-item>
            <text:list-item>
              <text:p text:style-name="P2">124 </text:p>
            </text:list-item>
            <text:list-item>
              <text:p text:style-name="P2">-4 </text:p>
            </text:list-item>
          </text:list>
        </text:list-item>
        <text:list-item>
          <text:p text:style-name="P2">What gets displayed on the screen when the following program is compiled and run. Select the one correct answer. </text:p>
          <text:p text:style-name="P9"/>
          <text:p text:style-name="P8"><text:span text:style-name="Source_20_Text"><text:span text:style-name="T3">public class test {</text:span></text:span></text:p>
          <text:p text:style-name="P8"><text:span text:style-name="Source_20_Text"><text:span text:style-name="T3"><text:s text:c="8"/>public static void main(String args[]) {</text:span></text:span></text:p>
          <text:p text:style-name="P8"><text:span text:style-name="Source_20_Text"><text:span text:style-name="T3"><text:s text:c="16"/>int x,y;</text:span></text:span></text:p>
          <text:p text:style-name="P8"><text:span text:style-name="Source_20_Text"><text:span text:style-name="T3"><text:s text:c="16"/>x = 3 &amp; 5;</text:span></text:span></text:p>
          <text:p text:style-name="P8"><text:span text:style-name="Source_20_Text"><text:span text:style-name="T3"><text:s text:c="16"/>y = 3 | 5;</text:span></text:span></text:p>
          <text:p text:style-name="P8"><text:span text:style-name="Source_20_Text"><text:span text:style-name="T3"><text:s text:c="16"/>System.out.println(x + " " + y); <text:s text:c="7"/>} <text:s text:c="2"/>}</text:span></text:span></text:p>
          <text:p text:style-name="P9"/>
          <text:list>
            <text:list-item>
              <text:p text:style-name="P2">7 1 </text:p>
            </text:list-item>
            <text:list-item>
              <text:p text:style-name="P2">3 7 </text:p>
            </text:list-item>
            <text:list-item>
              <text:p text:style-name="P2">1 7 </text:p>
            </text:list-item>
            <text:list-item>
              <text:p text:style-name="P2">3 1 </text:p>
            </text:list-item>
            <text:list-item>
              <text:p text:style-name="P2">1 3 </text:p>
            </text:list-item>
            <text:list-item>
              <text:p text:style-name="P2">7 3 </text:p>
            </text:list-item>
            <text:list-item>
              <text:p text:style-name="P2">7 5 </text:p>
            </text:list-item>
          </text:list>
        </text:list-item>
        <text:list-item>
          <text:p text:style-name="P2"><text:soft-page-break/>What gets displayed on the screen when the following program is compiled and run. Select the one correct answer. </text:p>
          <text:p text:style-name="P9"/>
          <text:p text:style-name="P8"><text:span text:style-name="Source_20_Text"><text:span text:style-name="T3">public class test {</text:span></text:span></text:p>
          <text:p text:style-name="P8"><text:span text:style-name="Source_20_Text"><text:span text:style-name="T3"><text:s text:c="8"/>public static void main(String args[]) {</text:span></text:span></text:p>
          <text:p text:style-name="P8"><text:span text:style-name="Source_20_Text"><text:span text:style-name="T3"><text:s text:c="16"/>int x,y;</text:span></text:span></text:p>
          <text:p text:style-name="P8"><text:span text:style-name="Source_20_Text"><text:span text:style-name="T3"><text:s text:c="16"/>x = 1 &amp; 7;</text:span></text:span></text:p>
          <text:p text:style-name="P8"><text:span text:style-name="Source_20_Text"><text:span text:style-name="T3"><text:s text:c="16"/>y = 3 ^ 6;</text:span></text:span></text:p>
          <text:p text:style-name="P8"><text:span text:style-name="Source_20_Text"><text:span text:style-name="T3"><text:s text:c="16"/>System.out.println(x + " " + y); <text:s text:c="7"/>} <text:s text:c="4"/>}</text:span></text:span></text:p>
          <text:p text:style-name="P9"/>
          <text:list>
            <text:list-item>
              <text:p text:style-name="P2">1 3 </text:p>
            </text:list-item>
            <text:list-item>
              <text:p text:style-name="P2">3 5 </text:p>
            </text:list-item>
            <text:list-item>
              <text:p text:style-name="P2">5 1 </text:p>
            </text:list-item>
            <text:list-item>
              <text:p text:style-name="P2">3 6 </text:p>
            </text:list-item>
            <text:list-item>
              <text:p text:style-name="P2">1 7 </text:p>
            </text:list-item>
            <text:list-item>
              <text:p text:style-name="P2">1 5 </text:p>
            </text:list-item>
          </text:list>
        </text:list-item>
        <text:list-item>
          <text:p text:style-name="P2">Which operator is used to perform bitwise exclusive or. </text:p>
          <text:list>
            <text:list-item>
              <text:p text:style-name="P2">&amp; </text:p>
            </text:list-item>
            <text:list-item>
              <text:p text:style-name="P2">^ </text:p>
            </text:list-item>
            <text:list-item>
              <text:p text:style-name="P2">| </text:p>
            </text:list-item>
            <text:list-item>
              <text:p text:style-name="P2">! </text:p>
            </text:list-item>
            <text:list-item>
              <text:p text:style-name="P2">~ </text:p>
            </text:list-item>
          </text:list>
        </text:list-item>
        <text:list-item>
          <text:p text:style-name="P2">What gets displayed on the screen when the following program is compiled and run. Select the one correct answer. </text:p>
          <text:p text:style-name="P9"/>
          <text:p text:style-name="P8"><text:span text:style-name="Source_20_Text"><text:span text:style-name="T3">public class test {</text:span></text:span></text:p>
          <text:p text:style-name="P8"><text:span text:style-name="Source_20_Text"><text:span text:style-name="T3"><text:s text:c="8"/>public static void main(String args[]) {</text:span></text:span></text:p>
          <text:p text:style-name="P8"><text:span text:style-name="Source_20_Text"><text:span text:style-name="T3"><text:s text:c="16"/>boolean x = true;</text:span></text:span></text:p>
          <text:p text:style-name="P8"><text:span text:style-name="Source_20_Text"><text:span text:style-name="T3"><text:s text:c="16"/>int a;</text:span></text:span></text:p>
          <text:p text:style-name="P8"><text:span text:style-name="Source_20_Text"><text:span text:style-name="T3"><text:s text:c="16"/>if(x) a = x ? 1: 2;</text:span></text:span></text:p>
          <text:p text:style-name="P8"><text:span text:style-name="Source_20_Text"><text:span text:style-name="T3"><text:s text:c="16"/>else a = x ? 3: 4;</text:span></text:span></text:p>
          <text:p text:style-name="P8"><text:span text:style-name="Source_20_Text"><text:span text:style-name="T3"><text:s text:c="16"/>System.out.println(a); <text:s text:c="7"/>} <text:s text:c="2"/>}</text:span></text:span></text:p>
          <text:p text:style-name="P9"/>
          <text:list>
            <text:list-item>
              <text:p text:style-name="P2">1 </text:p>
            </text:list-item>
            <text:list-item>
              <text:p text:style-name="P2">2 </text:p>
            </text:list-item>
            <text:list-item>
              <text:p text:style-name="P2">3 </text:p>
            </text:list-item>
            <text:list-item>
              <text:p text:style-name="P2">4 </text:p>
            </text:list-item>
          </text:list>
        </text:list-item>
        <text:list-item>
          <text:p text:style-name="P2">What gets displayed on the screen when the following program is compiled and run. Select the one correct answer. </text:p>
          <text:p text:style-name="P9"/>
          <text:p text:style-name="P8"><text:span text:style-name="Source_20_Text"><text:span text:style-name="T3">public class test {</text:span></text:span></text:p>
          <text:p text:style-name="P8"><text:span text:style-name="Source_20_Text"><text:span text:style-name="T3"><text:s text:c="8"/>public static void main(String args[]) {</text:span></text:span></text:p>
          <text:p text:style-name="P8"><text:span text:style-name="Source_20_Text"><text:span text:style-name="T3"><text:s text:c="16"/>boolean x = false;</text:span></text:span></text:p>
          <text:p text:style-name="P8"><text:span text:style-name="Source_20_Text"><text:span text:style-name="T3"><text:s text:c="16"/>int a;</text:span></text:span></text:p>
          <text:p text:style-name="P8"><text:span text:style-name="Source_20_Text"><text:span text:style-name="T3"><text:s text:c="16"/>if(x) a = x ? 1: 2;</text:span></text:span></text:p>
          <text:p text:style-name="P8"><text:span text:style-name="Source_20_Text"><text:span text:style-name="T3"><text:s text:c="16"/>else a = x ? 3: 4;</text:span></text:span></text:p>
          <text:p text:style-name="P8"><text:span text:style-name="Source_20_Text"><text:span text:style-name="T3"><text:s text:c="16"/>System.out.println(a); <text:s text:c="7"/>} <text:s text:c="7"/>}</text:span></text:span></text:p>
          <text:p text:style-name="P9"/>
          <text:list>
            <text:list-item>
              <text:p text:style-name="P2">1 </text:p>
            </text:list-item>
            <text:list-item>
              <text:p text:style-name="P2">2 </text:p>
            </text:list-item>
            <text:list-item>
              <text:p text:style-name="P2">3 </text:p>
            </text:list-item>
            <text:list-item>
              <text:p text:style-name="P2">4 </text:p>
            </text:list-item>
          </text:list>
        </text:list-item>
        <text:list-item>
          <text:p text:style-name="P2">What gets displayed on the screen when the following program is compiled and run. Select the one correct answer. </text:p>
          <text:p text:style-name="P9"/>
          <text:p text:style-name="P8"><text:span text:style-name="Source_20_Text"><text:span text:style-name="T3">public class test {</text:span></text:span></text:p>
          <text:p text:style-name="P8"><text:span text:style-name="Source_20_Text"><text:span text:style-name="T3"><text:s text:c="8"/>public static void main(String args[]) {</text:span></text:span></text:p>
          <text:p text:style-name="P8"><text:span text:style-name="Source_20_Text"><text:span text:style-name="T3"><text:s text:c="16"/>int x, y;</text:span></text:span></text:p>
          <text:p text:style-name="P9"/>
          <text:p text:style-name="P8"><text:span text:style-name="Source_20_Text"><text:span text:style-name="T3"><text:s text:c="16"/>x = 5 &gt;&gt; 2;</text:span></text:span></text:p>
          <text:p text:style-name="P8"><text:span text:style-name="Source_20_Text"><text:span text:style-name="T3"><text:s text:c="16"/>y = x &gt;&gt;&gt; 2;</text:span></text:span></text:p>
          <text:p text:style-name="P8"><text:span text:style-name="Source_20_Text"><text:span text:style-name="T3"><text:s text:c="16"/>System.out.println(y); <text:s text:c="7"/>} <text:s/>}</text:span></text:span></text:p>
          <text:p text:style-name="P9"/>
          <text:list>
            <text:list-item>
              <text:p text:style-name="P2">5 </text:p>
            </text:list-item>
            <text:list-item>
              <text:p text:style-name="P2">2 </text:p>
            </text:list-item>
            <text:list-item>
              <text:p text:style-name="P2">80 </text:p>
            </text:list-item>
            <text:list-item>
              <text:p text:style-name="P2">0 </text:p>
            </text:list-item>
            <text:list-item>
              <text:p text:style-name="P2">64 </text:p>
            </text:list-item>
          </text:list>
        </text:list-item>
        <text:list-item>
          <text:p text:style-name="P2">What gets displayed on the screen when the following program is compiled and run. Select the one correct answer. </text:p>
          <text:p text:style-name="P9"/>
          <text:p text:style-name="P8"><text:span text:style-name="Source_20_Text"><text:span text:style-name="T3">public class test {</text:span></text:span></text:p>
          <text:p text:style-name="P8"><text:span text:style-name="Source_20_Text"><text:span text:style-name="T3"><text:s text:c="8"/>public static void main(String args[]) {</text:span></text:span></text:p>
          <text:p text:style-name="P8"><text:span text:style-name="Source_20_Text"><text:span text:style-name="T3"><text:s text:c="16"/>int x;</text:span></text:span></text:p>
          <text:p text:style-name="P9"/>
          <text:p text:style-name="P8"><text:span text:style-name="Source_20_Text"><text:span text:style-name="T3"><text:s text:c="16"/>x = -3 &gt;&gt; 1;</text:span></text:span></text:p>
          <text:p text:style-name="P8"><text:span text:style-name="Source_20_Text"><text:span text:style-name="T3"><text:s text:c="16"/>x = x &gt;&gt;&gt; 2;</text:span></text:span></text:p>
          <text:p text:style-name="P8"><text:span text:style-name="Source_20_Text"><text:span text:style-name="T3"><text:s text:c="16"/>x = x &lt;&lt; 1;</text:span></text:span></text:p>
          <text:p text:style-name="P8"><text:span text:style-name="Source_20_Text"><text:span text:style-name="T3"><text:s text:c="16"/>System.out.println(x); <text:s text:c="7"/>} <text:s text:c="3"/>}</text:span></text:span></text:p>
          <text:p text:style-name="P9"/>
          <text:list>
            <text:list-item>
              <text:p text:style-name="P2">1 </text:p>
            </text:list-item>
            <text:list-item>
              <text:p text:style-name="P2">0 </text:p>
            </text:list-item>
            <text:list-item>
              <text:p text:style-name="P2">7 </text:p>
            </text:list-item>
            <text:list-item>
              <text:p text:style-name="P2">5 </text:p>
            </text:list-item>
            <text:list-item>
              <text:p text:style-name="P2">23 </text:p>
            </text:list-item>
            <text:list-item>
              <text:p text:style-name="P2">2147483646 </text:p>
            </text:list-item>
          </text:list>
        </text:list-item>
        <text:list-item>
          <text:p text:style-name="P2">Which of the following are correct. Select all correct answers. </text:p>
          <text:list>
            <text:list-item>
              <text:p text:style-name="P2">Java provides two operators to do left shift - &lt;&lt; and &lt;&lt;&lt;. </text:p>
            </text:list-item>
            <text:list-item>
              <text:p text:style-name="P2">&gt;&gt; is the zero fill right shift operator. </text:p>
            </text:list-item>
            <text:list-item>
              <text:p text:style-name="P2">&gt;&gt;&gt; is the signed right shift operator. </text:p>
            </text:list-item>
            <text:list-item>
              <text:p text:style-name="P2">For positive numbers, results of operators &gt;&gt; and &gt;&gt;&gt; are same. </text:p>
            </text:list-item>
          </text:list>
        </text:list-item>
        <text:list-item>
          <text:p text:style-name="P2">What is the result of compiling and running the following program. Select one correct answer. </text:p>
          <text:p text:style-name="P9"/>
          <text:p text:style-name="P8"><text:span text:style-name="Source_20_Text"><text:span text:style-name="T3">public class test {</text:span></text:span></text:p>
          <text:p text:style-name="P8"><text:span text:style-name="Source_20_Text"><text:span text:style-name="T3"><text:s text:c="8"/>public static void main(String args[]) {</text:span></text:span></text:p>
          <text:p text:style-name="P8"><text:span text:style-name="Source_20_Text"><text:span text:style-name="T3"><text:s text:c="16"/>int i = -1;</text:span></text:span></text:p>
          <text:p text:style-name="P8"><text:span text:style-name="Source_20_Text"><text:span text:style-name="T3"><text:s text:c="16"/>i = i &gt;&gt; 1; <text:s text:c="5"/></text:span></text:span></text:p>
          <text:p text:style-name="P8"><text:span text:style-name="Source_20_Text"><text:span text:style-name="T3"><text:s text:c="16"/>System.out.println(i);</text:span></text:span></text:p>
          <text:p text:style-name="P8"><text:span text:style-name="Source_20_Text"><text:span text:style-name="T3"><text:s text:c="8"/>}</text:span></text:span></text:p>
          <text:p text:style-name="P8"><text:span text:style-name="Source_20_Text"><text:span text:style-name="T3">}</text:span></text:span></text:p>
          <text:p text:style-name="P9"/>
          <text:list>
            <text:list-item>
              <text:p text:style-name="P2">63 </text:p>
            </text:list-item>
            <text:list-item>
              <text:p text:style-name="P2">-1 </text:p>
            </text:list-item>
            <text:list-item>
              <text:p text:style-name="P2">0 </text:p>
            </text:list-item>
            <text:list-item>
              <text:p text:style-name="P2">1 </text:p>
            </text:list-item>
            <text:list-item>
              <text:p text:style-name="P2">127 </text:p>
            </text:list-item>
            <text:list-item>
              <text:p text:style-name="P2">128 </text:p>
            </text:list-item>
            <text:list-item>
              <text:p text:style-name="P2">255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 PL KaitiM GB1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AR PL KaitiM GB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AR PL KaitiM GB1" style:font-size-asian="10pt" style:font-name-complex="Lohit Hindi2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AR PL KaitiM GB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khitha </meta:initial-creator>
    <meta:creation-date>2014-01-24T13:54:32</meta:creation-date>
    <meta:printed-by>Likhitha </meta:printed-by>
    <meta:print-date>2014-01-24T14:00:44</meta:print-date>
    <dc:date>2014-01-24T14:01:45</dc:date>
    <dc:creator>Likhitha </dc:creator>
    <meta:editing-duration>P0D</meta:editing-duration>
    <meta:editing-cycles>1</meta:editing-cycles>
    <meta:document-statistic meta:table-count="0" meta:image-count="0" meta:object-count="0" meta:page-count="2" meta:paragraph-count="183" meta:word-count="896" meta:character-count="2740" meta:non-whitespace-character-count="3311"/>
    <meta:generator>LibreOffice/3.5$Linux_x86 LibreOffice_project/350m1$Build-2</meta:generator>
  </office:meta>
</office:document-meta>
</file>